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hip-rejoint_description</text:p>
          </table:table-cell>
          <table:table-cell office:value-type="string" calcext:value-type="string">
            <text:p>bez3_description</text:p>
          </table:table-cell>
        </table:table-row>
        <table:table-row table:style-name="ro1">
          <table:table-cell office:value-type="string" calcext:value-type="string">
            <text:p>right_shoulder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ight_elb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_should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ft_elb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ight_hip_ya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hip_pitch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ight_hip_ro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kne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ankle_pitch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_ankle_ro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hip_ya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hip_pitch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hip_ro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kne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ankle_pitch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ft_ankle_rol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21:38:13.010147778</meta:creation-date>
    <dc:date>2025-07-09T21:44:28.615371347</dc:date>
    <meta:editing-duration>PT6M17S</meta:editing-duration>
    <meta:editing-cycles>1</meta:editing-cycles>
    <meta:document-statistic meta:table-count="1" meta:cell-count="50" meta:object-count="0"/>
    <meta:generator>LibreOffice/24.8.7.2$Linux_X86_64 LibreOffice_project/f4f281f562fb585d46b0af5755dfe1eb6adc047f</meta:generator>
  </office:meta>
</office:document-meta>
</file>